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top="0cm" fo:margin-bottom="0cm" loext:contextual-spacing="false"/>
      <style:text-properties style:font-name="Arial" fo:font-size="12pt" officeooo:rsid="001fbd49" style:font-name-asian="Courier New" style:font-size-asian="12pt" style:font-name-complex="Liberation Mono" style:font-size-complex="12pt"/>
    </style:style>
    <style:style style:name="P2" style:family="paragraph" style:parent-style-name="Text_20_body">
      <style:text-properties style:font-name="Monospace" fo:font-size="10pt" officeooo:rsid="0024a3a5" officeooo:paragraph-rsid="0024a3a5"/>
    </style:style>
    <style:style style:name="P3" style:family="paragraph" style:parent-style-name="Text_20_body">
      <style:text-properties style:font-name="Monospace" fo:font-size="10pt" officeooo:rsid="0024a3a5" officeooo:paragraph-rsid="0025ebda"/>
    </style:style>
    <style:style style:name="P4" style:family="paragraph" style:parent-style-name="Text_20_body">
      <style:text-properties style:font-name="Monospace" fo:font-size="10pt" fo:font-weight="bold" officeooo:rsid="0026e49d" officeooo:paragraph-rsid="0026e49d" style:font-weight-asian="bold" style:font-weight-complex="bold"/>
    </style:style>
    <style:style style:name="P5" style:family="paragraph" style:parent-style-name="Text_20_body" style:list-style-name="L1">
      <style:text-properties style:font-name="Arial" fo:font-size="12pt" officeooo:rsid="001fbd49" style:font-name-asian="Courier New" style:font-size-asian="12pt" style:font-name-complex="Liberation Mono" style:font-size-complex="12pt"/>
    </style:style>
    <style:style style:name="P6" style:family="paragraph" style:parent-style-name="Text_20_body">
      <style:text-properties style:font-name="Arial" fo:font-size="12pt" style:font-size-asian="12pt" style:font-size-complex="12pt"/>
    </style:style>
    <style:style style:name="P7" style:family="paragraph" style:parent-style-name="Text_20_body">
      <style:text-properties style:font-name="Arial" fo:font-size="12pt" officeooo:paragraph-rsid="0022ea31" style:font-size-asian="12pt" style:font-size-complex="12pt"/>
    </style:style>
    <style:style style:name="P8" style:family="paragraph" style:parent-style-name="Text_20_body">
      <style:text-properties style:font-name="Arial" fo:font-size="12pt" officeooo:rsid="0022ea31" style:font-size-asian="12pt" style:font-size-complex="12pt"/>
    </style:style>
    <style:style style:name="P9" style:family="paragraph" style:parent-style-name="Text_20_body">
      <style:text-properties style:font-name="Arial" fo:font-size="12pt" officeooo:rsid="0022ea31" officeooo:paragraph-rsid="0022ea31" style:font-size-asian="12pt" style:font-size-complex="12pt"/>
    </style:style>
    <style:style style:name="P10" style:family="paragraph" style:parent-style-name="Text_20_body">
      <style:text-properties style:font-name="Arial" fo:font-size="12pt" officeooo:rsid="0024a3a5" officeooo:paragraph-rsid="0024a3a5" style:font-size-asian="12pt" style:font-size-complex="12pt"/>
    </style:style>
    <style:style style:name="P11" style:family="paragraph" style:parent-style-name="Text_20_body">
      <style:text-properties style:font-name="Arial" fo:font-size="12pt" officeooo:rsid="0025ebda" officeooo:paragraph-rsid="0025ebda" style:font-size-asian="12pt" style:font-size-complex="12pt"/>
    </style:style>
    <style:style style:name="P12" style:family="paragraph" style:parent-style-name="Text_20_body">
      <style:text-properties style:font-name="Arial" fo:font-size="12pt" officeooo:rsid="0026e49d" officeooo:paragraph-rsid="0026e49d" style:font-size-asian="12pt" style:font-size-complex="12pt"/>
    </style:style>
    <style:style style:name="P13" style:family="paragraph" style:parent-style-name="Text_20_body">
      <style:text-properties style:font-name="Arial" fo:font-size="12pt" fo:font-weight="bold" officeooo:rsid="0022ea31" officeooo:paragraph-rsid="0022ea31" style:font-size-asian="12pt" style:font-weight-asian="bold" style:font-size-complex="12pt" style:font-weight-complex="bold"/>
    </style:style>
    <style:style style:name="P14" style:family="paragraph" style:parent-style-name="Text_20_body">
      <style:paragraph-properties fo:margin-left="0cm" fo:margin-right="0cm" fo:margin-top="0cm" fo:margin-bottom="0cm" loext:contextual-spacing="false" fo:text-indent="0cm" style:auto-text-indent="false" fo:padding="0cm" fo:border="none"/>
      <style:text-properties style:font-name="Arial" fo:font-size="12pt" officeooo:rsid="001fbd49" officeooo:paragraph-rsid="0024a3a5" style:font-name-asian="Courier New" style:font-size-asian="12pt" style:font-name-complex="Liberation Mono" style:font-size-complex="12pt"/>
    </style:style>
    <style:style style:name="P15" style:family="paragraph" style:parent-style-name="Text_20_body" style:list-style-name="L1">
      <style:paragraph-properties fo:margin-left="0cm" fo:margin-right="0cm" fo:margin-top="0cm" fo:margin-bottom="0cm" loext:contextual-spacing="false" fo:text-indent="0cm" style:auto-text-indent="false" fo:padding="0cm" fo:border="none"/>
      <style:text-properties style:font-name="Arial" fo:font-size="12pt" officeooo:rsid="001fbd49" officeooo:paragraph-rsid="0024a3a5" style:font-name-asian="Courier New" style:font-size-asian="12pt" style:font-name-complex="Liberation Mono" style:font-size-complex="12pt"/>
    </style:style>
    <style:style style:name="P16" style:family="paragraph" style:parent-style-name="Preformatted_20_Text">
      <style:text-properties style:font-name="Arial" fo:font-size="12pt" officeooo:rsid="0022ea31" officeooo:paragraph-rsid="0022ea31" style:font-size-asian="12pt" style:font-size-complex="12pt"/>
    </style:style>
    <style:style style:name="P17" style:family="paragraph" style:parent-style-name="Preformatted_20_Text">
      <style:text-properties style:font-name="Arial" fo:font-size="12pt" officeooo:rsid="0026e49d" officeooo:paragraph-rsid="0026e49d" style:font-size-asian="12pt" style:font-size-complex="12pt"/>
    </style:style>
    <style:style style:name="P18" style:family="paragraph" style:parent-style-name="Preformatted_20_Text">
      <style:paragraph-properties fo:margin-left="0cm" fo:margin-right="0cm" fo:margin-top="0cm" fo:margin-bottom="0cm" loext:contextual-spacing="false" fo:text-indent="0cm" style:auto-text-indent="false" fo:padding="0cm" fo:border="none"/>
      <style:text-properties officeooo:rsid="001fbd49" officeooo:paragraph-rsid="001fbd49"/>
    </style:style>
    <style:style style:name="P19" style:family="paragraph" style:parent-style-name="Preformatted_20_Text">
      <style:paragraph-properties fo:margin-left="0cm" fo:margin-right="0cm" fo:margin-top="0cm" fo:margin-bottom="0cm" loext:contextual-spacing="false" fo:text-indent="0cm" style:auto-text-indent="false" fo:padding="0cm" fo:border="none"/>
      <style:text-properties officeooo:rsid="0020b854" officeooo:paragraph-rsid="0020b854"/>
    </style:style>
    <style:style style:name="P20"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Arial" fo:font-size="12pt" officeooo:rsid="001fbd49" officeooo:paragraph-rsid="001fbd49" style:font-size-asian="12pt" style:font-size-complex="12pt"/>
    </style:style>
    <style:style style:name="P21"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Arial" fo:font-size="12pt" officeooo:rsid="0020b854" officeooo:paragraph-rsid="0020b854" style:font-size-asian="12pt" style:font-size-complex="12pt"/>
    </style:style>
    <style:style style:name="P22"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Arial" fo:font-size="12pt" officeooo:rsid="0020b854" officeooo:paragraph-rsid="0022ea31" style:font-size-asian="12pt" style:font-size-complex="12pt"/>
    </style:style>
    <style:style style:name="P23"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Arial" fo:font-size="12pt" officeooo:rsid="0020b854" officeooo:paragraph-rsid="00216d42" style:font-size-asian="12pt" style:font-size-complex="12pt"/>
    </style:style>
    <style:style style:name="P24"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Arial" fo:font-size="12pt" officeooo:rsid="00216d42" officeooo:paragraph-rsid="00216d42" style:font-size-asian="12pt" style:font-size-complex="12pt"/>
    </style:style>
    <style:style style:name="P25"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Arial" fo:font-size="12pt" officeooo:paragraph-rsid="00216d42" style:font-size-asian="12pt" style:font-size-complex="12pt"/>
    </style:style>
    <style:style style:name="P26"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Arial" fo:font-size="12pt" fo:font-weight="bold" officeooo:rsid="0020b854" officeooo:paragraph-rsid="0022ea31" style:font-size-asian="12pt" style:font-weight-asian="bold" style:font-size-complex="12pt" style:font-weight-complex="bold"/>
    </style:style>
    <style:style style:name="P27" style:family="paragraph" style:parent-style-name="Preformatted_20_Text">
      <style:paragraph-properties fo:margin-top="0cm" fo:margin-bottom="0cm" loext:contextual-spacing="false" fo:padding="0cm" fo:border="none"/>
      <style:text-properties style:font-name="Arial" fo:font-size="12pt" style:font-size-asian="12pt" style:font-size-complex="12pt"/>
    </style:style>
    <style:style style:name="P28" style:family="paragraph" style:parent-style-name="Preformatted_20_Text">
      <style:paragraph-properties fo:margin-top="0cm" fo:margin-bottom="0cm" loext:contextual-spacing="false" fo:padding="0cm" fo:border="none"/>
      <style:text-properties style:font-name="Arial" fo:font-size="12pt" officeooo:rsid="00216d42" officeooo:paragraph-rsid="0022ea31" style:font-size-asian="12pt" style:font-size-complex="12pt"/>
    </style:style>
    <style:style style:name="P29" style:family="paragraph" style:parent-style-name="Preformatted_20_Text">
      <style:paragraph-properties fo:margin-top="0cm" fo:margin-bottom="0cm" loext:contextual-spacing="false" fo:padding="0cm" fo:border="none"/>
      <style:text-properties style:font-name="Arial" fo:font-size="12pt" officeooo:rsid="00216d42" officeooo:paragraph-rsid="00216d42" style:font-size-asian="12pt" style:font-size-complex="12pt"/>
    </style:style>
    <style:style style:name="P30" style:family="paragraph" style:parent-style-name="Preformatted_20_Text">
      <style:paragraph-properties fo:margin-top="0cm" fo:margin-bottom="0cm" loext:contextual-spacing="false" fo:padding="0cm" fo:border="none"/>
      <style:text-properties style:font-name="Arial" fo:font-size="12pt" officeooo:paragraph-rsid="00216d42" style:font-size-asian="12pt" style:font-size-complex="12pt"/>
    </style:style>
    <style:style style:name="P31" style:family="paragraph" style:parent-style-name="Preformatted_20_Text">
      <style:paragraph-properties fo:margin-top="0cm" fo:margin-bottom="0cm" loext:contextual-spacing="false" fo:padding="0cm" fo:border="none"/>
      <style:text-properties style:font-name="Arial" fo:font-size="12pt" fo:font-weight="bold" officeooo:rsid="00216d42" officeooo:paragraph-rsid="0022ea31" style:font-size-asian="12pt" style:font-weight-asian="bold" style:font-size-complex="12pt" style:font-weight-complex="bold"/>
    </style:style>
    <style:style style:name="P32" style:family="paragraph" style:parent-style-name="Preformatted_20_Text">
      <style:paragraph-properties fo:margin-top="0cm" fo:margin-bottom="0cm" loext:contextual-spacing="false" fo:padding="0cm" fo:border="none"/>
      <style:text-properties style:font-name="Arial" fo:font-size="12pt" fo:background-color="#ffff00" style:font-size-asian="12pt" style:font-size-complex="12pt"/>
    </style:style>
    <style:style style:name="T1" style:family="text">
      <style:text-properties style:font-name="Monospace" fo:font-size="10pt"/>
    </style:style>
    <style:style style:name="T2" style:family="text">
      <style:text-properties style:font-name="Monospace" fo:font-size="10pt" officeooo:rsid="0022ea31"/>
    </style:style>
    <style:style style:name="T3" style:family="text">
      <style:text-properties style:font-name="Monospace" fo:font-size="10pt" officeooo:rsid="0022ea31" fo:background-color="#ffff00" loext:char-shading-value="0"/>
    </style:style>
    <style:style style:name="T4" style:family="text">
      <style:text-properties fo:font-size="10pt"/>
    </style:style>
    <style:style style:name="T5" style:family="text">
      <style:text-properties fo:font-size="10pt" officeooo:rsid="0022ea31"/>
    </style:style>
    <style:style style:name="T6" style:family="text">
      <style:text-properties fo:font-size="10pt" officeooo:rsid="0022ea31" fo:background-color="#ffff00" loext:char-shading-value="0"/>
    </style:style>
    <style:style style:name="T7" style:family="text">
      <style:text-properties officeooo:rsid="001fbd49"/>
    </style:style>
    <style:style style:name="T8" style:family="text">
      <style:text-properties fo:font-style="italic"/>
    </style:style>
    <style:style style:name="T9" style:family="text">
      <style:text-properties officeooo:rsid="0020b854"/>
    </style:style>
    <style:style style:name="T10" style:family="text">
      <style:text-properties style:text-position="super 58%"/>
    </style:style>
    <style:style style:name="T11" style:family="text">
      <style:text-properties officeooo:rsid="00216d42"/>
    </style:style>
    <style:style style:name="T12" style:family="text">
      <style:text-properties fo:font-weight="bold" officeooo:rsid="00216d42" style:font-weight-asian="bold" style:font-weight-complex="bold"/>
    </style:style>
    <style:style style:name="T13" style:family="text">
      <style:text-properties fo:color="#c800a4"/>
    </style:style>
    <style:style style:name="T14" style:family="text">
      <style:text-properties officeooo:rsid="0022ea31"/>
    </style:style>
    <style:style style:name="T15" style:family="text">
      <style:text-properties officeooo:rsid="0022ea31" fo:background-color="#ffff00" loext:char-shading-value="0"/>
    </style:style>
    <style:style style:name="T16" style:family="text">
      <style:text-properties loext:padding-left="0cm" loext:padding-right="0cm" loext:padding-top="0.049cm" loext:padding-bottom="0cm" loext:border-left="none" loext:border-right="none" loext:border-top="0.06pt solid #000000" loext:border-bottom="none"/>
    </style:style>
    <style:style style:name="T17" style:family="text">
      <style:text-properties officeooo:rsid="0025ebda"/>
    </style:style>
    <style:style style:name="T18" style:family="text">
      <style:text-properties officeooo:rsid="0026befc"/>
    </style:style>
    <style:style style:name="T19" style:family="text">
      <style:text-properties style:font-name="Arial"/>
    </style:style>
    <style:style style:name="T20" style:family="text">
      <style:text-properties style:font-name="Arial" fo:font-style="italic"/>
    </style:style>
    <style:style style:name="T21" style:family="text">
      <style:text-properties style:font-name="Arial" officeooo:rsid="0020b854"/>
    </style:style>
    <style:style style:name="T22" style:family="text">
      <style:text-properties style:font-name="Arial" officeooo:rsid="001fbd49"/>
    </style:style>
    <style:style style:name="T23" style:family="text">
      <style:text-properties style:font-name="Arial" officeooo:rsid="0025ebda"/>
    </style:style>
    <style:style style:name="T24" style:family="text">
      <style:text-properties style:font-name="Arial" fo:font-size="12pt" style:font-size-asian="12pt" style:font-size-complex="12pt"/>
    </style:style>
    <style:style style:name="T25" style:family="text">
      <style:text-properties style:font-name="Arial" fo:font-size="12pt" officeooo:rsid="0020b854" style:font-size-asian="12pt" style:font-size-complex="12pt"/>
    </style:style>
    <style:style style:name="T26" style:family="text">
      <style:text-properties style:font-name="Arial" fo:font-size="12pt" officeooo:rsid="001fbd49" style:font-size-asian="12pt" style:font-size-complex="12pt"/>
    </style:style>
    <style:style style:name="T27" style:family="text">
      <style:text-properties style:font-name="Arial" fo:font-size="12pt" officeooo:rsid="0025ebda" style:font-size-asian="12pt" style:font-size-complex="12pt"/>
    </style:style>
    <style:style style:name="T28" style:family="text">
      <style:text-properties style:font-name="Arial" fo:font-size="12pt" fo:font-style="italic" style:font-size-asian="12pt" style:font-size-complex="12pt"/>
    </style:style>
    <text:list-style style:name="L1">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avid Redmond</text:p>
      <text:p text:style-name="P20">ID -14207377<text:tab/>Assignment c-programming </text:p>
      <text:p text:style-name="P20"/>
      <text:p text:style-name="P20">The code implement 3 numerical root finding algorithms </text:p>
      <text:p text:style-name="P20">Bisection method</text:p>
      <text:p text:style-name="P20">Newton’s method</text:p>
      <text:p text:style-name="P20">Secant method</text:p>
      <text:p text:style-name="P20">These methods operate <text:span text:style-name="T11">as foloows: </text:span><text:s/><text:span text:style-name="T11">(extracts from Wikepidia)</text:span></text:p>
      <text:p text:style-name="P18"><text:span text:style-name="T24">the Bisection method is a simple root-finding algorithm for function </text:span><text:span text:style-name="T28">f</text:span><text:span text:style-name="T24"> be a </text:span><text:a xlink:type="simple" xlink:href="https://en.wikipedia.org/wiki/Continuous_function" text:style-name="Internet_20_link" text:visited-style-name="Visited_20_Internet_20_Link"><text:span text:style-name="T24">continuous function</text:span></text:a><text:span text:style-name="T24">, for which one knows an interval [</text:span><text:span text:style-name="T28">a</text:span><text:span text:style-name="T24">, </text:span><text:span text:style-name="T28">b</text:span><text:span text:style-name="T24">] such that </text:span><text:span text:style-name="T28">f</text:span><text:span text:style-name="T24">(</text:span><text:span text:style-name="T28">a</text:span><text:span text:style-name="T24">) and </text:span><text:span text:style-name="T28">f</text:span><text:span text:style-name="T24">(</text:span><text:span text:style-name="T28">b</text:span><text:span text:style-name="T24">) have opposite signs (a bracket). This is implemented simply by (f(a) * f(b) &lt; 0 </text:span><text:span text:style-name="T25">) </text:span><text:span text:style-name="T24">and one has divided by two the size of the interval. </text:span></text:p>
      <text:p text:style-name="P14">Each iteration performs these steps:</text:p>
      <text:list xml:id="list5950081515622067713" text:style-name="L1">
        <text:list-item>
          <text:p text:style-name="P15"><text:tab/>Calculate <text:span text:style-name="T8">c</text:span>, the midpoint of the interval, <text:span text:style-name="T8">c</text:span> = <text:span text:style-name="T8">a</text:span> + <text:span text:style-name="T8">b</text:span>/<text:span text:style-name="T16">2</text:span>. </text:p>
        </text:list-item>
        <text:list-item>
          <text:p text:style-name="P1">Calculate the function value at the midpoint, <text:span text:style-name="T8">f</text:span>(<text:span text:style-name="T8">c</text:span>). </text:p>
        </text:list-item>
        <text:list-item>
          <text:p text:style-name="P1">If convergence is satisfactory (that is, <text:span text:style-name="T8">a</text:span> - <text:span text:style-name="T8">c</text:span> is sufficiently small, or <text:span text:style-name="T8">f</text:span>(<text:span text:style-name="T8">c</text:span>) is sufficiently small), return <text:span text:style-name="T8">c</text:span> and stop iterating. </text:p>
        </text:list-item>
        <text:list-item>
          <text:p text:style-name="P5">Examine the sign of <text:span text:style-name="T8">f</text:span>(<text:span text:style-name="T8">c</text:span>) and replace either (<text:span text:style-name="T8">a</text:span>, <text:span text:style-name="T8">f</text:span>(<text:span text:style-name="T8">a</text:span>)) or (<text:span text:style-name="T8">b</text:span>, <text:span text:style-name="T8">f</text:span>(<text:span text:style-name="T8">b</text:span>)) with (<text:span text:style-name="T8">c</text:span>, <text:span text:style-name="T8">f</text:span>(<text:span text:style-name="T8">c</text:span>)) so that there is a zero crossing within the new interval. </text:p>
        </text:list-item>
      </text:list>
      <text:p text:style-name="P20"/>
      <text:p text:style-name="P18"><text:a xlink:type="simple" xlink:href="https://en.wikipedia.org/wiki/Newton%27s_method" text:style-name="Internet_20_link" text:visited-style-name="Visited_20_Internet_20_Link"><text:span text:style-name="T24">Newton's method</text:span></text:a><text:span text:style-name="T24"> assumes the function </text:span><text:span text:style-name="T28">f</text:span><text:span text:style-name="T24"> to have a continuous </text:span><text:a xlink:type="simple" xlink:href="https://en.wikipedia.org/wiki/Derivative" text:style-name="Internet_20_link" text:visited-style-name="Visited_20_Internet_20_Link"><text:span text:style-name="T24">derivative</text:span></text:a><text:span text:style-name="T24">. Newton's method may not converge if started too far away from a root. However, when it does converge, it is faster than the bisection method, and is usually quadratic. Newton's method is also important because it readily generalizes to higher-dimensional problems.</text:span></text:p>
      <text:p text:style-name="P21"><text:s text:c="2"/>x(n+1) = x(n) - f'(x(n))/ f"(x(n))</text:p>
      <text:p text:style-name="P20"/>
      <text:p text:style-name="P19"><text:span text:style-name="T24">Secant method, r</text:span><text:span text:style-name="T26">eplacing the derivative in Newton's method with a </text:span><text:a xlink:type="simple" xlink:href="https://en.wikipedia.org/wiki/Finite_difference" text:style-name="Internet_20_link" text:visited-style-name="Visited_20_Internet_20_Link"><text:span text:style-name="T26">finite difference</text:span></text:a><text:span text:style-name="T26">, we get the </text:span><text:a xlink:type="simple" xlink:href="https://en.wikipedia.org/wiki/Secant_method" text:style-name="Internet_20_link" text:visited-style-name="Visited_20_Internet_20_Link"><text:span text:style-name="T26">secant method</text:span></text:a><text:span text:style-name="T26">. </text:span></text:p>
      <text:p text:style-name="P21">x[n] = x[n-1] - f(x[n-1]) * (x[n-1] - x[n-2])/(f(x[n-1] - f(x[n-2]));</text:p>
      <text:p text:style-name="P21"/>
      <text:p text:style-name="P26"><text:span text:style-name="T14">Code structure :</text:span></text:p>
      <text:p text:style-name="P22">Each algorithm is coded as per recurssion formula , and each functions will have a specific exit to the iteration based on the supplied tolerance value, or maximum number of iterations allowed, or if the exit condition is satisifed </text:p>
      <text:p text:style-name="P21"/>
      <text:p text:style-name="P21">the library incl, contains 4 functions : 1<text:span text:style-name="T10">st</text:span> and 2<text:span text:style-name="T10">nd</text:span> derivatives log-likelihood for Cauchy PDF, and a min and max value function which is used for the initial guess in the algorithms</text:p>
      <text:p text:style-name="P21"/>
      <text:p text:style-name="P21">The exception handler looks for </text:p>
      <text:p text:style-name="P21"><text:tab/>is the vector xx a numeric vector</text:p>
      <text:p text:style-name="P21"><text:tab/>is the number of iterations &gt;0</text:p>
      <text:p text:style-name="P21"/>
      <text:p text:style-name="P21"/>
      <text:p text:style-name="P23"><text:span text:style-name="T12">Benchmarking</text:span><text:span text:style-name="T11"> </text:span></text:p>
      <text:p text:style-name="P23"><text:span text:style-name="T11">E</text:span>valuating the performance using the testcase given </text:p>
      <text:p text:style-name="P21">the 3 algorithms all converge to similar values</text:p>
      <text:p text:style-name="P21">running <text:s/>a bernchmark shows marginal <text:span text:style-name="T11">differences in the speed</text:span></text:p>
      <text:p text:style-name="P24">the results are all similar and in agreement</text:p>
      <text:p text:style-name="P24"/>
      <text:p text:style-name="P24"><text:bookmark text:name="rstudio_console_output2"/><text:span text:style-name="T13">&gt; itr=2000</text:span></text:p>
      <text:p text:style-name="P27"><text:soft-page-break/><text:span text:style-name="T13">&gt; tol = 1e-9</text:span></text:p>
      <text:p text:style-name="P27"><text:span text:style-name="T13">&gt; bisectC(xx, itr,tol)</text:span></text:p>
      <text:p text:style-name="P27">[1] 13.08841</text:p>
      <text:p text:style-name="P27"><text:span text:style-name="T13">&gt; secantC(xx, itr,tol)</text:span></text:p>
      <text:p text:style-name="P27">[1] 14.86255</text:p>
      <text:p text:style-name="P27"><text:span text:style-name="T13">&gt; NewRapC(xx, itr,tol)</text:span></text:p>
      <text:p text:style-name="P27">[1] 14.87316</text:p>
      <text:p text:style-name="P25"><text:bookmark text:name="rstudio_console_output"/></text:p>
      <text:p text:style-name="P27">&gt; benchmark( bisectC(xx, itr,tol), secantC(xx, itr,tol) ,NewRapC(xx, itr,tol), order = "relative")[,1:4]</text:p>
      <text:p text:style-name="P27"><text:s text:c="19"/>test replications elapsed relative</text:p>
      <text:p text:style-name="P27">2 secantC(xx, itr, tol) <text:s text:c="9"/>100 <text:s text:c="2"/>0.001 <text:s text:c="7"/>1</text:p>
      <text:p text:style-name="P27">3 NewRapC(xx, itr, tol) <text:s text:c="9"/>100 <text:s text:c="2"/>0.001 <text:s text:c="7"/>1</text:p>
      <text:p text:style-name="P27">1 bisectC(xx, itr, tol) <text:s text:c="9"/>100 <text:s text:c="2"/>0.002 <text:s text:c="7"/>2</text:p>
      <text:p text:style-name="P25"/>
      <text:p text:style-name="P27"/>
      <text:p text:style-name="P27"/>
      <text:p text:style-name="P31"><text:span text:style-name="T14">Sensitivity of starting points :</text:span></text:p>
      <text:p text:style-name="P28">To evaluate how the functions performed using different start points i’ve modified the code for min/max val </text:p>
      <text:p text:style-name="P28"><text:span text:style-name="T14"><text:s/></text:span><text:span text:style-name="T15">maxval = *iter/2;</text:span></text:p>
      <text:p text:style-name="P29">the results show secantC does not converge to the same root as the other methods, <text:span text:style-name="T14">and in fact there is little agreement.</text:span></text:p>
      <text:p text:style-name="P30"><text:bookmark text:name="rstudio_console_output4"/></text:p>
      <text:p text:style-name="P27">&gt; bisectC(xx, itr,tol)</text:p>
      <text:p text:style-name="P27">[1] 8.861998</text:p>
      <text:p text:style-name="P27"/>
      <text:p text:style-name="P27">&gt; secantC(xx, itr,tol)</text:p>
      <text:p text:style-name="P32">[1] 16.79402</text:p>
      <text:p text:style-name="P27"/>
      <text:p text:style-name="P27">&gt; NewRapC(xx, itr,tol)</text:p>
      <text:p text:style-name="P27">[1] 5.380514</text:p>
      <text:p text:style-name="P6"/>
      <text:p text:style-name="P7"><text:span text:style-name="T14">Further change show to starting points such as</text:span></text:p>
      <text:p text:style-name="P7"><text:span text:style-name="T14"><text:s/></text:span><text:span text:style-name="T15"><text:s/>minval = abs(*iter);</text:span></text:p>
      <text:p text:style-name="P16"><text:bookmark text:name="rstudio_console_output5"/></text:p>
      <text:p text:style-name="P27">&gt; bisectC(xx, itr,tol)</text:p>
      <text:p text:style-name="P27">[1] 12.65741</text:p>
      <text:p text:style-name="P27"/>
      <text:p text:style-name="P27">&gt; secantC(xx, itr,tol)</text:p>
      <text:p text:style-name="P27">[1] 14.5043</text:p>
      <text:p text:style-name="P27"/>
      <text:p text:style-name="P27">&gt; NewRapC(xx, itr,tol)</text:p>
      <text:p text:style-name="P27">[1] 14.87316</text:p>
      <text:p text:style-name="P8"><text:line-break/>shows agreement between Secant and NewtonRaphson </text:p>
      <text:p text:style-name="P10">Finally if the initial conditions are the same point the Secant method fails completely. <text:span text:style-name="T14">Conclusion is the starting points have a significant impact on the agreement </text:span></text:p>
      <text:p text:style-name="P9"><text:soft-page-break/></text:p>
      <text:p text:style-name="P13">Advantages and limitations.</text:p>
      <text:p text:style-name="P2"><text:span text:style-name="T24">BisectC : The method is guaranteed to converge to a root of </text:span><text:span text:style-name="T28">f</text:span><text:span text:style-name="T24"> if </text:span><text:span text:style-name="T28">f</text:span><text:span text:style-name="T24"> is a </text:span><text:a xlink:type="simple" xlink:href="https://en.wikipedia.org/wiki/Continuous_function" text:style-name="Internet_20_link" text:visited-style-name="Visited_20_Internet_20_Link"><text:span text:style-name="T24">continuous function</text:span></text:a><text:span text:style-name="T24"> on the interval [</text:span><text:span text:style-name="T28">a</text:span><text:span text:style-name="T24">, </text:span><text:span text:style-name="T28">b</text:span><text:span text:style-name="T24">] and </text:span><text:span text:style-name="T28">f</text:span><text:span text:style-name="T24">(</text:span><text:span text:style-name="T28">a</text:span><text:span text:style-name="T24">) and </text:span><text:span text:style-name="T28">f</text:span><text:span text:style-name="T24">(</text:span><text:span text:style-name="T28">b</text:span><text:span text:style-name="T24">) have opposite signs. The </text:span><text:a xlink:type="simple" xlink:href="https://en.wikipedia.org/wiki/Approximation_error" text:style-name="Internet_20_link" text:visited-style-name="Visited_20_Internet_20_Link"><text:span text:style-name="T24">absolute error</text:span></text:a><text:span text:style-name="T24"> is halved at each step so the method </text:span><text:a xlink:type="simple" xlink:href="https://en.wikipedia.org/wiki/Rate_of_convergence" text:style-name="Internet_20_link" text:visited-style-name="Visited_20_Internet_20_Link"><text:span text:style-name="T24">converges linearly</text:span></text:a><text:span text:style-name="T24">, which is comparatively slow.</text:span></text:p>
      <text:p text:style-name="P10"/>
      <text:p text:style-name="P2"><text:span text:style-name="T24">Newton's method is an extremely powerful technique—in general the </text:span><text:a xlink:type="simple" xlink:href="https://en.wikipedia.org/wiki/Rate_of_convergence" text:style-name="Internet_20_link" text:visited-style-name="Visited_20_Internet_20_Link"><text:span text:style-name="T24">convergence</text:span></text:a><text:span text:style-name="T24"> is quadratic, however its performance is slower because it requires the extra derivative be calculated directly. An analytical expression for the derivative may not be easily obtainable and could be expensive to evaluate. In these situations, it may be appropriate to approximate the derivative by using the slope of a line through two nearby points on the function. </text:span></text:p>
      <text:p text:style-name="P2"><text:span text:style-name="T24">Using this approximation would result in something like the </text:span><text:a xlink:type="simple" xlink:href="https://en.wikipedia.org/wiki/Secant_method" text:style-name="Internet_20_link" text:visited-style-name="Visited_20_Internet_20_Link"><text:span text:style-name="T24">secant method</text:span></text:a><text:span text:style-name="T24"> whose convergence is slower than that of Newton's method. A large error in the initial estimate can contribute to non-convergence of the algorithm. </text:span></text:p>
      <text:p text:style-name="P3"><text:span text:style-name="T24">The </text:span><text:span text:style-name="T27">S</text:span><text:span text:style-name="T24">ecant method does not require that the root remain bracketed like the </text:span><text:a xlink:type="simple" xlink:href="https://en.wikipedia.org/wiki/Bisection_method" text:style-name="Internet_20_link" text:visited-style-name="Visited_20_Internet_20_Link"><text:span text:style-name="T24">bisection method</text:span></text:a><text:span text:style-name="T24"> does, and hence it does not always converge. </text:span><text:span text:style-name="T27">In the benchmakring exercise the Newton is 1.5 X slower then the Bisect or Secant. Examining the sensitivity of starting values the Secant appears most volital, and unless due care is given to the starting point Secant is a risky choice</text:span></text:p>
      <text:p text:style-name="P11">Bisect appear robust, however it s speed of convergence is linear , but the simplicity of the algorithm makefor a fast algorithm, and more suitable for comples loglikelihood expressions and where the derivatives are more complex, <text:span text:style-name="T18">and in particular for a general Cauchy where the scale parameter may not be = 1.</text:span></text:p>
      <text:p text:style-name="P12">Re-running the algorithms using a different vector yy shows Bisect performing best, Secant failing to converge, this could be due to narrow range of valued selected [0..1].</text:p>
      <text:p text:style-name="P17"><text:bookmark text:name="rstudio_console_output6"/><text:span text:style-name="T13">&gt; yy &lt;- dcauchy(runif(1:1000),0.5, 1)</text:span></text:p>
      <text:p text:style-name="P27"><text:span text:style-name="T13">&gt; ## Parameters for testbench</text:span></text:p>
      <text:p text:style-name="P27"><text:span text:style-name="T13">&gt; itr=2000</text:span></text:p>
      <text:p text:style-name="P27"><text:span text:style-name="T13">&gt; tol = 1e-7</text:span></text:p>
      <text:p text:style-name="P27"><text:span text:style-name="T13">&gt; bisectC(yy, itr,tol)</text:span></text:p>
      <text:p text:style-name="P27">[1] 0.3024077</text:p>
      <text:p text:style-name="P27"><text:span text:style-name="T13">&gt; secantC(yy, itr,tol)</text:span></text:p>
      <text:p text:style-name="P27">NULL</text:p>
      <text:p text:style-name="P27"><text:span text:style-name="T13">&gt; NewRapC(yy, itr,tol)</text:span></text:p>
      <text:p text:style-name="P27">[1] 0</text:p>
      <text:p text:style-name="P27"/>
      <text:p text:style-name="P27"><text:bookmark text:name="rstudio_console_output7"/><text:span text:style-name="T13"><text:s/>benchmark( bisectC(xx, itr,tol), secantC(xx, itr,tol) ,NewRapC(xx, itr,tol), order = "relative")[,1:4]</text:span></text:p>
      <text:p text:style-name="P27"><text:s text:c="19"/>test replications elapsed relative</text:p>
      <text:p text:style-name="P27">3 NewRapC(xx, itr, tol) <text:s text:c="9"/>100 <text:s text:c="2"/>0.002 <text:s text:c="5"/>1.0</text:p>
      <text:p text:style-name="P27">1 bisectC(xx, itr, tol) <text:s text:c="9"/>100 <text:s text:c="2"/>0.032 <text:s text:c="4"/>16.0</text:p>
      <text:p text:style-name="P27">2 secantC(xx, itr, tol) <text:s text:c="9"/>100 <text:s text:c="2"/>2.993 <text:s text:c="2"/>1496.5</text:p>
      <text:p text:style-name="P27"><text:soft-page-break/></text:p>
      <text:p text:style-name="P12"/>
      <text:p text:style-name="P11"/>
      <text:p text:style-name="P12">For this problem the Bisect provides more accurate results using min/max values as the starting points for the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22:12:36.191142377</meta:creation-date>
    <dc:date>2017-07-27T21:36:06.056328677</dc:date>
    <meta:editing-duration>PT12M11S</meta:editing-duration>
    <meta:editing-cycles>2</meta:editing-cycles>
    <meta:generator>LibreOffice/5.1.6.2$Linux_X86_64 LibreOffice_project/10m0$Build-2</meta:generator>
    <meta:document-statistic meta:table-count="0" meta:image-count="0" meta:object-count="0" meta:page-count="4" meta:paragraph-count="84" meta:word-count="930" meta:character-count="5848" meta:non-whitespace-character-count="4842"/>
  </office:meta>
</office:document-meta>
</file>